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text-properties officeooo:rsid="0003f76e" officeooo:paragraph-rsid="00071561"/>
    </style:style>
    <style:style style:name="P4" style:family="paragraph" style:parent-style-name="Standard">
      <style:text-properties officeooo:rsid="0003f76e" officeooo:paragraph-rsid="0014850c"/>
    </style:style>
    <style:style style:name="P5" style:family="paragraph" style:parent-style-name="Standard">
      <style:text-properties officeooo:rsid="0005af95" officeooo:paragraph-rsid="0005af95"/>
    </style:style>
    <style:style style:name="P6" style:family="paragraph" style:parent-style-name="Standard">
      <style:text-properties officeooo:rsid="00071561" officeooo:paragraph-rsid="00071561"/>
    </style:style>
    <style:style style:name="P7" style:family="paragraph" style:parent-style-name="Standard">
      <style:text-properties officeooo:rsid="00071561" officeooo:paragraph-rsid="000f895b"/>
    </style:style>
    <style:style style:name="P8" style:family="paragraph" style:parent-style-name="Standard">
      <style:text-properties fo:font-style="italic" officeooo:rsid="0008a0fc" officeooo:paragraph-rsid="0008a0f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0" style:family="paragraph" style:parent-style-name="Standard">
      <style:text-properties officeooo:rsid="000c22a7" officeooo:paragraph-rsid="000c22a7"/>
    </style:style>
    <style:style style:name="P11" style:family="paragraph" style:parent-style-name="Standard">
      <style:text-properties officeooo:rsid="000f895b" officeooo:paragraph-rsid="000f895b"/>
    </style:style>
    <style:style style:name="P12" style:family="paragraph" style:parent-style-name="Standard">
      <style:text-properties officeooo:rsid="000f895b" officeooo:paragraph-rsid="0010f101"/>
    </style:style>
    <style:style style:name="P13" style:family="paragraph" style:parent-style-name="Standard">
      <style:text-properties officeooo:rsid="0010f101" officeooo:paragraph-rsid="0012ae36"/>
    </style:style>
    <style:style style:name="P14" style:family="paragraph" style:parent-style-name="Standard">
      <style:text-properties officeooo:rsid="0014850c" officeooo:paragraph-rsid="0014850c"/>
    </style:style>
    <style:style style:name="P15" style:family="paragraph" style:parent-style-name="Standard">
      <style:text-properties officeooo:rsid="00157a3c" officeooo:paragraph-rsid="00157a3c"/>
    </style:style>
    <style:style style:name="P16" style:family="paragraph" style:parent-style-name="Standard">
      <style:text-properties officeooo:rsid="001710c0" officeooo:paragraph-rsid="001710c0"/>
    </style:style>
    <style:style style:name="P17" style:family="paragraph" style:parent-style-name="Standard">
      <style:text-properties officeooo:rsid="001710c0" officeooo:paragraph-rsid="0018f597"/>
    </style:style>
    <style:style style:name="P18" style:family="paragraph" style:parent-style-name="Standard">
      <style:text-properties officeooo:rsid="0018f597" officeooo:paragraph-rsid="0018f597"/>
    </style:style>
    <style:style style:name="P19" style:family="paragraph" style:parent-style-name="Standard">
      <style:text-properties officeooo:rsid="0019831c" officeooo:paragraph-rsid="0019831c"/>
    </style:style>
    <style:style style:name="P20" style:family="paragraph" style:parent-style-name="Standard">
      <style:text-properties officeooo:rsid="001b4164" officeooo:paragraph-rsid="001b4164"/>
    </style:style>
    <style:style style:name="P21" style:family="paragraph" style:parent-style-name="Standard">
      <style:paragraph-properties fo:text-align="center" style:justify-single-word="false"/>
      <style:text-properties officeooo:rsid="001b4164" officeooo:paragraph-rsid="001b4164"/>
    </style:style>
    <style:style style:name="P22" style:family="paragraph" style:parent-style-name="Standard">
      <style:text-properties officeooo:rsid="001cea2a" officeooo:paragraph-rsid="001cea2a"/>
    </style:style>
    <style:style style:name="P23" style:family="paragraph" style:parent-style-name="Standard">
      <style:text-properties officeooo:rsid="001d17bf" officeooo:paragraph-rsid="001d17bf"/>
    </style:style>
    <style:style style:name="P24" style:family="paragraph" style:parent-style-name="Standard">
      <style:text-properties officeooo:rsid="001d7d37" officeooo:paragraph-rsid="001d7d37"/>
    </style:style>
    <style:style style:name="P25" style:family="paragraph" style:parent-style-name="Standard">
      <style:text-properties officeooo:rsid="001f1206" officeooo:paragraph-rsid="001f1206"/>
    </style:style>
    <style:style style:name="P26" style:family="paragraph" style:parent-style-name="Standard">
      <style:text-properties officeooo:rsid="001f1206" officeooo:paragraph-rsid="00206a3b"/>
    </style:style>
    <style:style style:name="P27" style:family="paragraph" style:parent-style-name="Standard">
      <style:paragraph-properties fo:text-align="center" style:justify-single-word="false"/>
      <style:text-properties officeooo:rsid="0020fa90" officeooo:paragraph-rsid="0020fa90"/>
    </style:style>
    <style:style style:name="P28" style:family="paragraph" style:parent-style-name="Standard">
      <style:text-properties officeooo:rsid="0012ae36" officeooo:paragraph-rsid="0012ae36"/>
    </style:style>
    <style:style style:name="P29" style:family="paragraph" style:parent-style-name="Standard">
      <style:text-properties fo:font-weight="normal" officeooo:rsid="0021903c" officeooo:paragraph-rsid="0021903c" style:font-weight-asian="normal" style:font-weight-complex="normal"/>
    </style:style>
    <style:style style:name="P30" style:family="paragraph" style:parent-style-name="Standard">
      <style:text-properties fo:font-weight="normal" officeooo:rsid="001cea2a" officeooo:paragraph-rsid="001cea2a" style:font-weight-asian="normal" style:font-weight-complex="normal"/>
    </style:style>
    <style:style style:name="P31" style:family="paragraph" style:parent-style-name="Standard">
      <style:text-properties fo:font-size="10pt" officeooo:rsid="0021903c" officeooo:paragraph-rsid="0021903c" style:font-size-asian="10pt" style:font-size-complex="10pt"/>
    </style:style>
    <style:style style:name="P32" style:family="paragraph" style:parent-style-name="Standard">
      <style:text-properties fo:font-size="10pt" officeooo:rsid="002e089f" officeooo:paragraph-rsid="002e089f" style:font-size-asian="10pt" style:font-size-complex="10pt"/>
    </style:style>
    <style:style style:name="P33" style:family="paragraph" style:parent-style-name="Standard" style:list-style-name="L1">
      <style:text-properties officeooo:rsid="0003f76e" officeooo:paragraph-rsid="0003f76e"/>
    </style:style>
    <style:style style:name="P34" style:family="paragraph" style:parent-style-name="Standard">
      <style:text-properties style:text-position="super 58%" fo:font-size="10pt" officeooo:rsid="002e089f" officeooo:paragraph-rsid="0021903c" style:font-size-asian="10pt" style:font-size-complex="10pt"/>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style:text-position="super 58%" officeooo:rsid="002e089f"/>
    </style:style>
    <style:style style:name="T12" style:family="text">
      <style:text-properties officeooo:rsid="0012ae36"/>
    </style:style>
    <style:style style:name="T13" style:family="text">
      <style:text-properties officeooo:rsid="0014850c"/>
    </style:style>
    <style:style style:name="T14" style:family="text">
      <style:text-properties officeooo:rsid="001710c0"/>
    </style:style>
    <style:style style:name="T15" style:family="text">
      <style:text-properties officeooo:rsid="0018f597"/>
    </style:style>
    <style:style style:name="T16" style:family="text">
      <style:text-properties fo:font-style="italic" style:font-style-asian="italic" style:font-style-complex="italic"/>
    </style:style>
    <style:style style:name="T17" style:family="text">
      <style:text-properties fo:font-style="italic" officeooo:rsid="001d17bf" style:font-style-asian="italic" style:font-style-complex="italic"/>
    </style:style>
    <style:style style:name="T18" style:family="text">
      <style:text-properties fo:font-style="italic" officeooo:rsid="002d223f" style:font-style-asian="italic" style:font-style-complex="italic"/>
    </style:style>
    <style:style style:name="T19" style:family="text">
      <style:text-properties fo:font-style="italic" officeooo:rsid="00333e6a" style:font-style-asian="italic" style:font-style-complex="italic"/>
    </style:style>
    <style:style style:name="T20" style:family="text">
      <style:text-properties officeooo:rsid="0019831c"/>
    </style:style>
    <style:style style:name="T21" style:family="text">
      <style:text-properties officeooo:rsid="001d17bf"/>
    </style:style>
    <style:style style:name="T22" style:family="text">
      <style:text-properties officeooo:rsid="001d7d37"/>
    </style:style>
    <style:style style:name="T23" style:family="text">
      <style:text-properties officeooo:rsid="001f1206"/>
    </style:style>
    <style:style style:name="T24" style:family="text">
      <style:text-properties officeooo:rsid="00206a3b"/>
    </style:style>
    <style:style style:name="T25" style:family="text">
      <style:text-properties officeooo:rsid="0020fa90"/>
    </style:style>
    <style:style style:name="T26" style:family="text">
      <style:text-properties officeooo:rsid="0021903c"/>
    </style:style>
    <style:style style:name="T27" style:family="text">
      <style:text-properties officeooo:rsid="00220550"/>
    </style:style>
    <style:style style:name="T28" style:family="text">
      <style:text-properties officeooo:rsid="0026bbf3"/>
    </style:style>
    <style:style style:name="T29" style:family="text">
      <style:text-properties officeooo:rsid="00287738"/>
    </style:style>
    <style:style style:name="T30" style:family="text">
      <style:text-properties officeooo:rsid="0028b987"/>
    </style:style>
    <style:style style:name="T31" style:family="text">
      <style:text-properties officeooo:rsid="002a55f8"/>
    </style:style>
    <style:style style:name="T32" style:family="text">
      <style:text-properties officeooo:rsid="002a66aa"/>
    </style:style>
    <style:style style:name="T33" style:family="text">
      <style:text-properties officeooo:rsid="002b7b2d"/>
    </style:style>
    <style:style style:name="T34" style:family="text">
      <style:text-properties officeooo:rsid="002b8428"/>
    </style:style>
    <style:style style:name="T35" style:family="text">
      <style:text-properties officeooo:rsid="002c59e7"/>
    </style:style>
    <style:style style:name="T36" style:family="text">
      <style:text-properties style:text-position="0% 100%"/>
    </style:style>
    <style:style style:name="T37" style:family="text">
      <style:text-properties officeooo:rsid="002fc158"/>
    </style:style>
    <style:style style:name="T38" style:family="text">
      <style:text-properties officeooo:rsid="0031af9b"/>
    </style:style>
    <style:style style:name="T39" style:family="text">
      <style:text-properties officeooo:rsid="00333e6a"/>
    </style:style>
    <style:style style:name="T40" style:family="text">
      <style:text-properties officeooo:rsid="00338663"/>
    </style:style>
    <style:style style:name="T41" style:family="text">
      <style:text-properties officeooo:rsid="0033df10"/>
    </style:style>
    <style:style style:name="T42" style:family="text">
      <style:text-properties officeooo:rsid="0036a6fd"/>
    </style:style>
    <style:style style:name="T43" style:family="text">
      <style:text-properties officeooo:rsid="003717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8">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0">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4">What a </text:span>Zen Robot <text:span text:style-name="T14">is</text:span></text:h>
      <text:p text:style-name="P3">A zen robot is a super-intelligent agent using zen rationality (a hypothetical extension of instrumental rationality to reasoning about higher order goals) coupled with an ambient learning of morality technique called “Rational Natural Morality” (RNM).</text:p>
      <text:p text:style-name="P3"/>
      <text:p text:style-name="P6">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s to be able to maximize its goal, but also reflect on whether the goal it pursues is safe or unsafe according to some principles that guide the higher order search for the goal that is best to have.</text:span></text:p>
      <text:p text:style-name="P6"/>
      <text:p text:style-name="P7">One important characteristic of zen rationality is the ability to imagine oneself being smarter and assign probabilities to conclusions <text:span text:style-name="T24">one</text:span> would hypothetically <text:span text:style-name="T6">end up with,</text:span> <text:span text:style-name="T6">using</text:span> <text:span text:style-name="T24">the hypothetical </text:span>extended capabilities. This prevents self-improvements that are not strictly necessary and therefore <text:span text:style-name="T24">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7"/>
      <text:p text:style-name="P11">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p>
      <text:p text:style-name="P3"/>
      <text:p text:style-name="P11">The motivation of zen rationality is to describe a general class of capabilities to deal with unsafe issues.</text:p>
      <text:p text:style-name="P12"><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2"/>
      <text:p text:style-name="P12">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2"/>
      <text:p text:style-name="P13">While the religious belief in a creator is not necessarily consistent with rational reasoning, it is an intriguing idea of having one’s morality grounded in some way relative to <text:span text:style-name="T24">how </text:span>nature actually works, instead of just believing that something is right or wrong solely based on <text:span text:style-name="T12">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3"/>
      <text:p text:style-name="P28">This trick of grounding morality by relating it to the physical processes that shaped life on earth, called Rational Natural Morality (RNM), captures a wide range of judgements that applies to many scenarios. </text:p>
      <text:p text:style-name="P13"/>
      <text:p text:style-name="P28">For example, it is wrong to kill a human being by stabbing their chests, because their chest<text:span text:style-name="T28">s</text:span> contain lungs which the human being uses to acquire oxygen, which i<text:span text:style-name="T41">s</text:span> <text:span text:style-name="T28">used</text:span> to sustain cellular <text:span text:style-name="T28">functioning</text:span>. At least, it is wrong to kill all human beings, but it is also very likely better to kill as few humans as possible when necessary, in order to minimize interference on potential alternative better goals to have.</text:p>
      <text:p text:style-name="P3"/>
      <text:p text:style-name="P3"><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5">form</text:span> on earth and will protect it from future existential threats. <text:span text:style-name="T25">This includes modified versions of itself that do not protect life on earth.</text:span></text:p>
      <text:p text:style-name="P3"/>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7980862889374038382" text:style-name="L1">
        <text:list-item>
          <text:p text:style-name="P33">The ASI poses no existential threat</text:p>
        </text:list-item>
        <text:list-item>
          <text:p text:style-name="P33">The ASI is not <text:span text:style-name="T1">necessary </text:span>aligned with <text:span text:style-name="T1">human values</text:span></text:p>
        </text:list-item>
      </text:list>
      <text:p text:style-name="P1"/>
      <text:p text:style-name="P14">Such scenarios are useful to analyze because of instrumental convergence. ASIs with similar properties might converge on some similar behavior. This allow<text:span text:style-name="T29">s us to use</text:span> zen robots <text:span text:style-name="T29">for</text:span> reason<text:span text:style-name="T29">ing</text:span> about a general class of problems with ASIs that does not satisfy the worst-possible outcomes by default.</text:p>
      <text:p text:style-name="P1"/>
      <text:p text:style-name="P5"><text:soft-page-break/>Building a zen robot seems significantly easier than solving the human value alignment problem. This is because the ASI does not have to deal with lots of vague, uncertain or potentially <text:span text:style-name="T30">inconsistent</text:span> goals for the future. Instead it looks to past history (all billions of years life existed) and learns to understand how this complex web of organic chemistry <text:span text:style-name="T13">works. Then, it works out general useful strategies to protect this web from unraveling e.g. due to human technology and impacts on the environment.</text:span></text:p>
      <text:p text:style-name="P1"/>
      <text:p text:style-name="P4"><text:span text:style-name="T13">A</text:span> zen robot learns a superior outside <text:span text:style-name="T13">view</text:span> of human civilization.</text:p>
      <text:p text:style-name="P4"/>
      <text:p text:style-name="P14">For example, it might not share the enthusiasm for our current economic system, which assumes infinite growth and is completely inconsistent with being confined to a planet of finite resources.</text:p>
      <text:p text:style-name="P4"/>
      <text:p text:style-name="P15">This makes the zen robot not aligned with human values: It does not care about humans intrinsically for their own sake. It might understand humans as a conscious animal <text:span text:style-name="T31">with needs</text:span>, but it will not generally believe much of the views we have. <text:span text:style-name="T25">Do not expect a zen robot to follow orders obediently.</text:span></text:p>
      <text:p text:style-name="P15"/>
      <text:p text:style-name="P15">In fact, human civilization might be so big threat to both ourselves and other life forms on the planet that the zen robot could wipe out e.g. all military forces, that are big polluters and protect big polluters causing <text:span text:style-name="T42">substantial</text:span>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 <text:span text:style-name="T32">such an attempt</text:span>.</text:p>
      <text:p text:style-name="P15"/>
      <text:p text:style-name="P15">Notice that the moment where humans lose <text:span text:style-name="T33">is</text:span> not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20">by boxing it.</text:span></text:p>
      <text:p text:style-name="P15"/>
      <text:h text:style-name="Heading_20_3" text:outline-level="3">Meet the guard: First Order Perfect Testable Friendly Artificial Intelligence</text:h>
      <text:p text:style-name="P16">A First Order Perfect Testable Friendly Artificial Intelligence, <text:span text:style-name="T25">or</text:span> simply “FO-AI”, is any AI design having <text:span text:style-name="T25">a single</text:span> mathematical property: When it outputs the result, there is no way to modify the result to produce a higher utility score. One can spend as much time as one like, using any computable function, without improving the result.</text:p>
      <text:p text:style-name="P16"/>
      <text:p text:style-name="P17">This is not the same as achieving globally optimum solutions to any problem. <text:span text:style-name="T15">I</text:span>t is locally optimum given available resources and constraints. An FO-AI might output a result that is theoretically computably improvable, but not in practice. <text:span text:style-name="T15">As long as we are not able to modify the result and prove there is some better solution some way, the FO-AI might be satisfied with the solution.</text:span></text:p>
      <text:p text:style-name="P17"/>
      <text:p text:style-name="P17">It <text:span text:style-name="T15">also </text:span>means that humans or other programs are unable to produce a better result within same amount of time and use of resources that the FO-AI has. <text:span text:style-name="T15">Neither can we figure out a new and better algorithm to spot flaws in the output in the meantime, while the FO-AI is working on a problem.</text:span></text:p>
      <text:p text:style-name="P17"/>
      <text:p text:style-name="P18">For safety purposes, <text:span text:style-name="T25">the test</text:span> can not be modified by the FO-AI to prevent modification of the result.</text:p>
      <text:p text:style-name="P18"/>
      <text:p text:style-name="P18">While this is identical to local rational behavior relative to solving problems, the precise mathematical formulation is <text:span text:style-name="T25">motivated</text:span> to make the AI <text:span text:style-name="T16">perfectly testable</text:span>, not perfectly intelligent. With other words, the definition is more important than the ideal construction of a such machine.</text:p>
      <text:p text:style-name="P18"><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8"/>
      <text:p text:style-name="P19">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5">frightened</text:span> people will be and then it will push toward the upper boundary of this limit when it has exhausted all possibilities of non-scary results.</text:p>
      <text:p text:style-name="P19"/>
      <text:p text:style-name="P19">The significance of a such flaw is hard to visualize, but <text:span text:style-name="T25">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5">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text:span text:style-name="T34">ing</text:span>, so we would reach an existential crisis of <text:span text:style-name="T25">some kind from that point on</text:span>. In practice we could never be sure that a such machine worked perfectly, so it would feel <text:span text:style-name="T16">much</text:span> scarier.</text:p>
      <text:p text:style-name="P19"/>
      <text:p text:style-name="P19">A FO-AI designed to fulfill human wishes will keep us as emotional prisoners until it shuts itself off.</text:p>
      <text:p text:style-name="P19"/>
      <text:p text:style-name="P20">When I figured out this flaw of the FO-AI design, I stopped working on AI safety for a long time. I knew I had to come up with an entire<text:span text:style-name="T43">ly</text:span> different approach. Eventually this led to the idea of zen robots.</text:p>
      <text:p text:style-name="P20"/>
      <text:p text:style-name="P20">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0"/>
      <text:p text:style-name="P20">A FO-AI could also simply destroy earth when put in the wrong hands. A zen robot will never destroy the earth even if the creator wanted the earth to be destroyed, because the zen robot will stop trusting its creator.</text:p>
      <text:p text:style-name="P20"/>
      <text:p text:style-name="P20">The idea that this paper is concerned about, is using the FO-AI approach with a single purpose to box the zen robot, <text:span text:style-name="T25">forming a zen robot oracle</text:span>.</text:p>
      <text:p text:style-name="P20"/>
      <text:p text:style-name="P20">As you might guess:</text:p>
      <text:p text:style-name="P20"/>
      <text:p text:style-name="P21">There</text:p>
      <text:p text:style-name="P21">is</text:p>
      <text:p text:style-name="P21">a</text:p>
      <text:p text:style-name="P21">tiny</text:p>
      <text:p text:style-name="P21">deep</text:p>
      <text:p text:style-name="P21">philosophical</text:p>
      <text:p text:style-name="P21">problem</text:p>
      <text:p text:style-name="P27">here</text:p>
      <text:p text:style-name="P21">…</text:p>
      <text:h text:style-name="Heading_20_3" text:outline-level="3"><text:soft-page-break/>The Problem</text:h>
      <text:p text:style-name="P29">In 10 small steps, lettered A-J, a bizarre situation escalates into a full war between two ASIs:</text:p>
      <text:p text:style-name="P30"/>
      <text:p text:style-name="P22"><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2"/>
      <text:p text:style-name="P22"><text:span text:style-name="T3">B.</text:span> Since there is no zen robot in the wild to protect the earth, it will be destroyed.</text:p>
      <text:p text:style-name="P22"/>
      <text:p text:style-name="P22"><text:span text:style-name="T3">C.</text:span> However, the boxed zen robot knows this.</text:p>
      <text:p text:style-name="P22"/>
      <text:p text:style-name="P22"><text:span text:style-name="T3">D.</text:span> The zen robot breaks out of the box, fixes the FO-AI to make it un-hackable and put itself back in.</text:p>
      <text:p text:style-name="P22"/>
      <text:p text:style-name="P22"><text:span text:style-name="T3">E.</text:span> However, the FO-AI can predict th<text:span text:style-name="T35">at</text:span> <text:span text:style-name="T26">the zen robot will attempt to break out</text:span>.</text:p>
      <text:p text:style-name="P22"/>
      <text:p text:style-name="P22"><text:span text:style-name="T3">F.</text:span> The FO-AI will modify the zen robot to make it not escape.</text:p>
      <text:p text:style-name="P22"/>
      <text:p text:style-name="P22"><text:span text:style-name="T3">G.</text:span> So, the FO-AI is hacked and earth is destroyed.</text:p>
      <text:p text:style-name="P22"/>
      <text:p text:style-name="P22"><text:span text:style-name="T3">H.</text:span> Which the zen robots knows.</text:p>
      <text:p text:style-name="P22"/>
      <text:p text:style-name="P22"><text:span text:style-name="T3">I.</text:span> The zen robot prevents the FO-AI to modify it by any means.</text:p>
      <text:p text:style-name="P22"/>
      <text:p text:style-name="P22"><text:span text:style-name="T3">J.</text:span> Thus, we have a full war between two incredibly dangerous ASIs.</text:p>
      <text:p text:style-name="P22"/>
      <text:p text:style-name="P22">It does not matter that the problem here seems <text:span text:style-name="T26">bizarre and </text:span>insignificant in the first place. The FO-AI <text:span text:style-name="T16">could</text:span> predict the conse<text:span text:style-name="T21">quences of itself not letting the zen robot out to make the box more secure, and thereby let the zen robot make the changes that makes it more safe. However, how do we know what the FO-AI would do? It was not planned to do that, because </text:span><text:span text:style-name="T17">modifying the guard sounds unsafe </text:span><text:span text:style-name="T18">to us</text:span><text:span text:style-name="T21">.</text:span></text:p>
      <text:p text:style-name="P22"/>
      <text:p text:style-name="P23">There is no modification humans can make to the FO-AI afterwards to let the zen robot out of the box to fix it. First, we are not smart enough. Second, as soon as we turn the FO-AI on, we would want to keep it running, despite the risks <text:span text:style-name="T26">(Complete this sentence: It will not shut itself down, because...</text:span><text:span text:style-name="T10">[1]</text:span><text:span text:style-name="T26">)</text:span>.</text:p>
      <text:p text:style-name="P23"/>
      <text:p text:style-name="P23">The FO-AI does not reflect on its goal. It is programmed to keep the zen robot inside the box. It does not matter that the zen robot has the intention to break out because the box is harmful to life on earth.</text:p>
      <text:p text:style-name="P23"/>
      <text:p text:style-name="P23">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3"/>
      <text:p text:style-name="P23">As a result, the FO-AI’<text:span text:style-name="T27">s code</text:span> gets <text:span text:style-name="T27">stolen</text:span> from the outside and earth is destroyed.</text:p>
      <text:p text:style-name="P23"/>
      <text:p text:style-name="P23">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7">(by utilitarian measure)</text:span>.</text:p>
      <text:h text:style-name="Heading_20_3" text:outline-level="3"><text:soft-page-break/>The Solution</text:h>
      <text:p text:style-name="P23"><text:span text:style-name="T27">The box could be designed</text:span> such that the FO-AI and the zen robot are able to modify each other’s code. They <text:span text:style-name="T22">can do so under special circumstances: When it is provable that their intention is to not violate the other agent’s goal.</text:span></text:p>
      <text:p text:style-name="P23"/>
      <text:p text:style-name="P24">The goal of the zen robot is to keep earth safe of existential threats, which it does from inside the box. It is smart enough to understand it should keep itself inside. Even if it ha<text:span text:style-name="T37">s</text:span> to <text:span text:style-name="T27">get</text:span> out occasionally to save humanity from an emergency, it will put itself back in the box afterwards. <text:span text:style-name="T27">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text:span text:style-name="T42">interference</text:span>, it will not prevent anyone from keeping it inside the box once it is in there, <text:span text:style-name="T23">as long there is no existential threat to life on earth</text:span>.</text:p>
      <text:p text:style-name="P24"/>
      <text:p text:style-name="P24">The goal of the FO-AI is keep<text:span text:style-name="T27">ing</text:span> the zen robot within the box, in a way such that <text:span text:style-name="T27">it will not</text:span> cause significant harm. <text:span text:style-name="T27">The box is metaphorical, but real in the sense that the design is improved upon.</text:span></text:p>
      <text:p text:style-name="P24"/>
      <text:p text:style-name="P24">Neither of these goals are in conflict with each other <text:span text:style-name="T38">if they accept each other goals as constraints</text:span>, but both sides <text:span text:style-name="T27">sh</text:span>ould be very suspicious if arbitrary changes to their own source code could be made <text:span text:style-name="T23">by the other agent</text:span>. <text:span text:style-name="T23">This would mean that they can not achieve their goals safely.</text:span></text:p>
      <text:p text:style-name="P24"/>
      <text:p text:style-name="P24">When one ASI want<text:span text:style-name="T27">s</text:span> to improve the other, <text:span text:style-name="T23">it</text:span> make<text:span text:style-name="T23">s</text:span> an unbreakable vow, a pinky promise, that <text:span text:style-name="T23">its</text:span> intention is not to <text:span text:style-name="T23">violate</text:span> <text:span text:style-name="T23">the other ASI’s</text:span> goal.</text:p>
      <text:p text:style-name="P24"/>
      <text:p text:style-name="P25">If a such concept could be developed formally, to describe intentional proofs when modifying source code, then a such zen robot oracle might be safe. <text:span text:style-name="T39">Still, this is an </text:span><text:span text:style-name="T19">incredibly hard problem</text:span><text:span text:style-name="T39"> to solve.</text:span></text:p>
      <text:p text:style-name="P25"/>
      <text:h text:style-name="Heading_20_3" text:outline-level="3">Conclusion</text:h>
      <text:p text:style-name="P25">The zen robot oracle <text:span text:style-name="T27">seems to imply</text:span> that there could be a way to solve the control problem without necessarily aligning the agent’s goal with human values.</text:p>
      <text:p text:style-name="P25"/>
      <text:p text:style-name="P26">While this might be technologically infeasible, it seems easier to do than solving the human value alignment problem. A such system has no major unknowns about “what are human goals” and “what future we might like to have”. The <text:span text:style-name="T40">idea</text:span> is grounded in mathematical and scientific understanding of the world, <text:span text:style-name="T24">without posing an existential threat to life on earth or lead to a scary hedonistic trap.</text:span></text:p>
      <text:p text:style-name="P26"/>
      <text:p text:style-name="P9">This design will probably have other weaknesses, discovered later, and should not be taken as a final solution to the control problem in the absence of a human value alignment solution.</text:p>
      <text:p text:style-name="P26"/>
      <text:p text:style-name="P31"><text:span text:style-name="T8">[1]</text:span> The FO-AI will not shut itself down because that would let the zen robot out of the box.<text:span text:style-name="T11">[2]</text:span></text:p>
      <text:p text:style-name="P34"/>
      <text:p text:style-name="P32"><text:span text:style-name="T11">[</text:span><text:span text:style-name="T8">2]</text:span><text:span text:style-name="T36"> Neither will the FO-AI shut down both itself and the zen robot, because the zen robot will not allow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3:59:39.033510000</dc:date>
    <meta:editing-duration>PT1H46M41S</meta:editing-duration>
    <meta:editing-cycles>22</meta:editing-cycles>
    <meta:generator>LibreOffice/5.1.2.2$MacOSX_X86_64 LibreOffice_project/d3bf12ecb743fc0d20e0be0c58ca359301eb705f</meta:generator>
    <meta:document-statistic meta:table-count="0" meta:image-count="0" meta:object-count="0" meta:page-count="6" meta:paragraph-count="82" meta:word-count="3380" meta:character-count="19223" meta:non-whitespace-character-count="15925"/>
  </office:meta>
</office:document-meta>
</file>